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808080" draw:marker-start-width="0.2cm" draw:marker-end-width="0.2cm" draw:fill="solid" draw:fill-color="#e6e6e6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 fo:min-height="0.75cm" fo:min-width="6.4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c0c0c0" draw:textarea-horizontal-align="justify" draw:textarea-vertical-align="middle" draw:auto-grow-height="false" fo:min-height="0.75cm" fo:min-width="6.2cm"/>
    </style:style>
    <style:style style:name="gr5" style:family="graphic" style:parent-style-name="standard">
      <style:graphic-properties draw:stroke="none" draw:fill-color="#c0c0c0" draw:textarea-horizontal-align="justify" draw:textarea-vertical-align="middle" draw:auto-grow-height="false" fo:min-height="1.25cm" fo:min-width="9.2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727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1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30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cm" fo:min-width="0.15cm" fo:padding-top="0.15cm" fo:padding-bottom="0.15cm" fo:padding-left="0.275cm" fo:padding-right="0.275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0c0c0"/>
      <style:paragraph-properties fo:text-align="center"/>
      <style:text-properties fo:color="#ff0000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c0c0c0"/>
      <style:paragraph-properties fo:text-align="end"/>
    </style:style>
    <style:style style:name="P8" style:family="paragraph">
      <loext:graphic-properties draw:fill="none" draw:fill-color="#ffffff"/>
      <style:text-properties fo:color="#000080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4" style:family="paragraph">
      <loext:graphic-properties draw:fill="solid" draw:fill-color="#666666" draw:fill-hatch-solid="false"/>
      <style:paragraph-properties fo:text-align="center"/>
    </style:style>
    <style:style style:name="P15" style:family="paragraph">
      <loext:graphic-properties draw:fill="none" draw:fill-color="#c0c0c0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-color="#c0c0c0"/>
      <style:paragraph-properties fo:text-align="center"/>
    </style:style>
    <style:style style:name="P18" style:family="paragraph">
      <style:paragraph-properties fo:line-height="0.3cm"/>
    </style:style>
    <style:style style:name="P19" style:family="paragraph">
      <loext:graphic-properties draw:fill="solid" draw:fill-color="#ffffff"/>
      <style:paragraph-properties fo:line-height="0.3cm"/>
      <style:text-properties style:font-name="Liberation Mono1" fo:font-size="8pt" style:font-size-asian="8pt" style:font-size-complex="8pt"/>
    </style:style>
    <style:style style:name="T1" style:family="text">
      <style:text-properties style:font-name="Liberation Mono1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8080" style:font-name="Ubuntu Mono1"/>
    </style:style>
    <style:style style:name="T5" style:family="text">
      <style:text-properties fo:color="#ff0000" style:font-name="Ubuntu Mono1"/>
    </style:style>
    <style:style style:name="T6" style:family="text">
      <style:text-properties style:font-name="Ubuntu Mono1"/>
    </style:style>
    <style:style style:name="T7" style:family="text">
      <style:text-properties style:font-name="Liberation Mono3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80" style:font-name="Liberation Mono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iberation Mono1" fo:font-size="8pt" style:font-size-asian="8pt" style:font-size-complex="8pt"/>
    </style:style>
    <style:style style:name="T11" style:family="text">
      <style:text-properties style:font-name="Liberation Mono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800000" style:font-name="Liberation Mono1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0000" style:font-name="Liberation Mono1" fo:font-size="8pt" style:font-size-asian="8pt" style:font-size-complex="8pt"/>
    </style:style>
    <style:style style:name="T14" style:family="text">
      <style:text-properties fo:color="#008000" style:font-name="Liberation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9cm" svg:height="1cm" svg:x="3.8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7cm" svg:height="1cm" svg:x="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9.7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line-break/></text:p>
            <text:p text:style-name="P5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3">THE_GENOME</text:span></text:p>
          </draw:text-box>
        </draw:frame>
        <draw:connector draw:style-name="gr8" draw:text-style-name="P9" draw:layer="layout" draw:line-skew="-1.7cm" svg:x1="5cm" svg:y1="9.3cm" svg:x2="3.8cm" svg:y2="5.1cm" draw:start-shape="id1" draw:start-glue-point="3" draw:end-shape="id2" draw:end-glue-point="3" svg:d="M5000 9300h-3400v-4200h2200" svg:viewBox="0 0 3401 4201">
          <text:p/>
        </draw:connector>
        <draw:connector draw:style-name="gr8" draw:text-style-name="P9" draw:layer="layout" draw:line-skew="0.5cm" svg:x1="12.9cm" svg:y1="13.05cm" svg:x2="11.7cm" svg:y2="9.3cm" draw:start-shape="id3" draw:start-glue-point="1" draw:end-shape="id1" draw:end-glue-point="1" svg:d="M12900 13050h1000v-3750h-2200" svg:viewBox="0 0 22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4">population</text:span><text:span text:style-name="T5">%</text:span><text:span text:style-name="T4">individual(i)</text:span><text:span text:style-name="T5">%</text:span><text:span text:style-name="T6">chromosome(j,k)</text:span><text:span text:style-name="T5">%</text:span><text:span text:style-name="T6">allele(l)</text:span><text:span text:style-name="T5">%</text:span><text:span text:style-name="T6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1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7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3" draw:layer="layout" svg:width="2.873cm" svg:height="0.89cm" draw:transform="rotate (1.5707963267949) translate (1cm 10.3cm)">
          <draw:text-box>
            <text:p><text:span text:style-name="T7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3" draw:layer="layout" svg:width="5.582cm" svg:height="0.89cm" svg:x="5.718cm" svg:y="1cm">
          <draw:text-box>
            <text:p><text:span text:style-name="T7">genome_size (6)</text:span></text:p>
          </draw:text-box>
        </draw:frame>
        <draw:custom-shape draw:style-name="gr25" draw:text-style-name="P14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3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6" draw:layer="layout" svg:width="5.743cm" svg:height="0.886cm" svg:x="16.1cm" svg:y="6cm">
          <draw:text-box>
            <text:p text:style-name="P2"><text:span text:style-name="T8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7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3" draw:layer="layout" svg:width="4.566cm" svg:height="0.89cm" svg:x="14.4cm" svg:y="2.5cm">
          <draw:text-box>
            <text:p><text:span text:style-name="T7">allele_value</text:span></text:p>
          </draw:text-box>
        </draw:frame>
        <draw:frame draw:style-name="gr33" draw:text-style-name="P19" draw:layer="layout" svg:width="14.2cm" svg:height="7.551cm" svg:x="7.8cm" svg:y="9.449cm">
          <draw:text-box>
            <text:p text:style-name="P18"><text:span text:style-name="T9"><text:line-break/></text:span><text:span text:style-name="T9">logical</text:span><text:span text:style-name="T10">, </text:span><text:span text:style-name="T9">dimension</text:span><text:span text:style-name="T10">(MAX_NALLELES,N_CHROMOSOMES),</text:span><text:span text:style-name="T9">parameter</text:span><text:span text:style-name="T10">,</text:span><text:span text:style-name="T9">public</text:span><text:span text:style-name="T10"> <text:s text:c="14"/></text:span><text:span text:style-name="T11">&amp;</text:span></text:p>
            <text:p text:style-name="P18"><text:span text:style-name="T10"><text:s text:c="11"/></text:span><text:span text:style-name="T10">:: THYROID_GENOTYPE_PHENOTYPE = </text:span><text:span text:style-name="T12">reshape</text:span><text:span text:style-name="T10"> ( <text:s text:c="25"/></text:span><text:span text:style-name="T11">&amp;</text:span></text:p>
            <text:p text:style-name="P18"><text:span text:style-name="T10"><text:s text:c="2"/></text:span><text:span text:style-name="T13">! ............................................................................</text:span></text:p>
            <text:p text:style-name="P18"><text:span text:style-name="T10"><text:s text:c="38"/></text:span><text:span text:style-name="T10">[ </text:span><text:span text:style-name="T11">&amp;</text:span><text:span text:style-name="T10"> <text:s text:c="3"/></text:span><text:span text:style-name="T13">! <text:s/>1 <text:s text:c="2"/>2 <text:s text:c="2"/>3 <text:s text:c="2"/>4 <text:s text:c="2"/>5 <text:s text:c="2"/>6</text:span></text:p>
            <text:p text:style-name="P18"><text:span text:style-name="T13"><text:s text:c="45"/></text:span><text:span text:style-name="T13">!------------------------</text:span></text:p>
            <text:p text:style-name="P18"><text:span text:style-name="T10"><text:s text:c="47"/></text:span><text:span text:style-name="T10">NO,YES, NO, NO, NO, NO, <text:s text:c="2"/></text:span><text:span text:style-name="T11">&amp;</text:span><text:span text:style-name="T10"> </text:span><text:span text:style-name="T13">! <text:s/>1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2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3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4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5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6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7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8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<text:s/>9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10</text:span></text:p>
            <text:p text:style-name="P18"><text:span text:style-name="T10"><text:s text:c="47"/></text:span><text:span text:style-name="T10">NO, NO, NO, NO, NO, NO, <text:s text:c="2"/></text:span><text:span text:style-name="T11">&amp;</text:span><text:span text:style-name="T10"> </text:span><text:span text:style-name="T13">! 11</text:span></text:p>
            <text:p text:style-name="P18"><text:span text:style-name="T10"><text:s text:c="47"/></text:span><text:span text:style-name="T10">NO, NO, NO, NO, NO, NO ], </text:span><text:span text:style-name="T11">&amp;</text:span><text:span text:style-name="T10"> </text:span><text:span text:style-name="T13">! 12</text:span></text:p>
            <text:p text:style-name="P18"><text:span text:style-name="T10"><text:s text:c="30"/></text:span><text:span text:style-name="T13">! <text:s text:c="13"/>-------------------------</text:span></text:p>
            <text:p text:style-name="P18"><text:span text:style-name="T10"><text:s text:c="30"/></text:span><text:span text:style-name="T13">! max. n alleles: 6, <text:s/>5, 12, <text:s/>8, <text:s/>8, <text:s/>8</text:span></text:p>
            <text:p text:style-name="P18"><text:span text:style-name="T10"><text:s text:c="30"/></text:span><text:span text:style-name="T10">[MAX_NALLELES,N_CHROMOSOMES],[NO],[</text:span><text:span text:style-name="T14">2</text:span><text:span text:style-name="T10">,</text:span><text:span text:style-name="T14">1</text:span><text:span text:style-name="T10">] )</text:span></text:p>
            <text:p text:style-name="P18"><text:span text:style-name="T10"><text:s text:c="2"/></text:span><text:span text:style-name="T13">! Note: additional reshape params: <text:s text:c="15"/>shape <text:s text:c="2"/>pad <text:s/>order</text:span></text:p>
            <text:p text:style-name="P18"><text:span text:style-name="T10"><text:s text:c="2"/></text:span><text:span text:style-name="T13">! <text:s text:c="61"/>by rows</text:span></text:p>
          </draw:text-box>
        </draw:frame>
        <draw:connector draw:style-name="gr34" draw:text-style-name="P9" draw:layer="layout" draw:type="curve" svg:x1="16.456cm" svg:y1="11.491cm" svg:x2="6.2cm" svg:y2="3.45cm" draw:start-shape="id10" draw:start-glue-point="3" draw:end-shape="id11" draw:end-glue-point="1" svg:d="M16456 11491c-7692 0-2564-8041-10256-8041" svg:viewBox="0 0 10257 8042">
          <text:p/>
        </draw:connector>
        <draw:custom-shape draw:style-name="gr35" draw:text-style-name="P9" xml:id="id10" draw:id="id10" draw:layer="layout" svg:width="0.7cm" svg:height="0.4cm" svg:x="16.456cm" svg:y="11.2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8T13:09:11.790468761</dc:date>
    <dc:creator>Sergey Budaev</dc:creator>
    <meta:editing-duration>PT1H51M28S</meta:editing-duration>
    <meta:editing-cycles>60</meta:editing-cycles>
    <meta:generator>LibreOffice/5.0.3.2$Linux_X86_64 LibreOffice_project/00m0$Build-2</meta:generator>
    <meta:document-statistic meta:object-count="47"/>
  </office:meta>
</office:document-meta>
</file>